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00%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 style:list-style-name="L1">
      <style:paragraph-properties fo:line-height="100%" fo:text-align="justify" style:justify-single-word="false"/>
    </style:style>
    <style:style style:name="P7" style:family="paragraph" style:parent-style-name="Standard">
      <style:paragraph-properties fo:line-height="100%"/>
      <style:text-properties fo:font-weight="normal" style:font-weight-asian="normal" style:font-weight-complex="normal"/>
    </style:style>
    <style:style style:name="P8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cm" fo:margin-bottom="0.499cm"/>
    </style:style>
    <style:style style:name="P10" style:family="paragraph" style:parent-style-name="Text_20_body">
      <style:paragraph-properties fo:line-height="100%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line-height="100%"/>
    </style:style>
    <style:style style:name="P12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Kancelaria Notarialna</text:span></text:p>
      <text:p text:style-name="P5">Kancelaria Notarialna Wojciecha Dzięcioła to kontynuacja Kancelarii Notarialnej, którą prowadziła notariusz Urszula Makarska. Podtrzymanie tradycji i historii miejsca zapewnia zaufanie i rzetelność usług. Fachową i profesjonalną obsługę gwarantują wykwalifikowani pracownicy.</text:p>
      <text:p text:style-name="P5"/>
      <text:p text:style-name="P5"/>
      <text:p text:style-name="P5"><text:span text:style-name="T4">Notariusz</text:span></text:p>
      <text:p text:style-name="P5">Absolwent prawa i ekonomii Uniwersytetu Opolskiego. Odbył aplikację notarialną w Izbie Notarialnej we Wrocławiu. Bezpośrednio po jej ukończeniu złożył egzamin notarialny i pracował w charakterze zastępcy notarialnego w Kancelarii Notarialnej w Świdnicy. Jako zastępca notarialny dokonywał czynności notarialnych zastępując notariuszy prowadzących kancelarie we Wrocławiu. Po powołaniu przez Ministra Sprawiedliwości na stanowisko notariusza prowadzi Kancelarię Notarialną w Kłodzku. </text:p>
      <text:p text:style-name="P5"/>
      <text:p text:style-name="P5"/>
      <text:p text:style-name="P5"><text:span text:style-name="T4">Czynności notarialne </text:span></text:p>
      <text:p text:style-name="P12">Notariusz Wojciech Dzięcioł zgo<text:span text:style-name="T1">dnie z Ustawą z dnia 14 lutego 1991 roku Prawo o notariacie dokonuje następujących czynności:</text:span></text:p>
      <text:list xml:id="list3580362225913691395" text:style-name="L1">
        <text:list-item>
          <text:p text:style-name="P4">akty notarialne</text:p>
        </text:list-item>
        <text:list-item>
          <text:p text:style-name="P6"><text:span text:style-name="T1">akty poświadczenia dziedziczenia </text:span><text:s/></text:p>
        </text:list-item>
        <text:list-item>
          <text:p text:style-name="P4">europejskie poświadczenia spadkowe </text:p>
        </text:list-item>
        <text:list-item>
          <text:p text:style-name="P6"><text:span text:style-name="T1">zarząd sukcesyjny </text:span>przedsiębiorstwem </text:p>
        </text:list-item>
        <text:list-item>
          <text:p text:style-name="P4">poświadczenia</text:p>
        </text:list-item>
        <text:list-item>
          <text:p text:style-name="P4">protokoły</text:p>
        </text:list-item>
        <text:list-item>
          <text:p text:style-name="P4">protesty weksli i czeków</text:p>
        </text:list-item>
        <text:list-item>
          <text:p text:style-name="P4">depozyty, </text:p>
        </text:list-item>
        <text:list-item>
          <text:p text:style-name="P4">rejestr akcjonariuszy prostych spółek akcyjnych </text:p>
        </text:list-item>
        <text:list-item>
          <text:p text:style-name="P4">wypisy, odpisy i wyciągi dokumentów</text:p>
        </text:list-item>
        <text:list-item>
          <text:p text:style-name="P4">projekty aktów, oświadczeń i innych dokumentów</text:p>
        </text:list-item>
        <text:list-item>
          <text:p text:style-name="P4">wnioski o wpis w księdze wieczystej </text:p>
        </text:list-item>
        <text:list-item>
          <text:p text:style-name="P4">inne czynności <text:s/></text:p>
        </text:list-item>
      </text:list>
      <text:p text:style-name="P5"/>
      <text:p text:style-name="P11">Za wykonane czynności notarialne <text:span text:style-name="Strong_20_Emphasis"><text:span text:style-name="T2">notariusz w Kłodzku</text:span></text:span> pobiera wynagrodzenie zwane taksą notarialną. Wysokość taksy regulowana jest przez Rozporządzenie Ministra Sprawiedliwości. Za udzielane informacje oraz porady prawne notariusz Wojciech Dzięcioł nie pobiera wynagrodzenia.</text:p>
      <text:p text:style-name="P5"/>
      <text:p text:style-name="P5"/>
      <text:p text:style-name="P5"><text:span text:style-name="T4">Informacje i dokumenty</text:span></text:p>
      <text:p text:style-name="P1">Celem uzyskania bezpłatnych informacji dotyczących dokonywanych czynności notarialnych prosimy o kontakt telefoniczny, za pomocą poczty elektronicznej lub podczas konsultacji w siedzibie Kancelarii.</text:p>
      <text:p text:style-name="Text_20_body">Czynności notarialne dokonywane są w siedzibie Kancelarii, mogą być także dokonywane w innym miejscu, jeżeli przemawia za tym charakter czynności lub szczególne okoliczności, a w uzasadnionych przypadkach także w innych godzinach oraz w dni wolne od pracy. </text:p>
      <text:p text:style-name="Text_20_body"/>
      <text:p text:style-name="P2"/>
      <text:p text:style-name="P2">Przydatne linki:</text:p>
      <text:p text:style-name="P2"/>
      <text:p text:style-name="P2"><text:span text:style-name="T2">Izba Notarialna we Wrocławiu</text:span> <text:a xlink:type="simple" xlink:href="http://wroclaw.notariat.info.pl/?fbclid=IwAR2y4teGIdKZvdYBr9s_9vVXKois_AsEHUj5z1Bk4iIOZq2-5_iRh8FUrVw" office:target-frame-name="_blank" xlink:show="new" text:style-name="Internet_20_link" text:visited-style-name="Visited_20_Internet_20_Link">http://wroclaw.notariat.info.pl/</text:a> </text:p>
      <text:p text:style-name="P2"><text:soft-page-break/><text:a xlink:type="simple" xlink:href="https://krn.org.pl/?fbclid=IwAR15UTFJxuGaoqBg5Qn9SzoGZ4S9Ff8AsRSjvPdYZ-LIWbDA1fHz-Cnee3I" office:target-frame-name="_blank" xlink:show="new" text:style-name="Internet_20_link" text:visited-style-name="Visited_20_Internet_20_Link"/></text:p>
      <text:p text:style-name="P2"><text:span text:style-name="T2">Krajowa Rada Notarialna</text:span> <text:a xlink:type="simple" xlink:href="https://krn.org.pl/?fbclid=IwAR15UTFJxuGaoqBg5Qn9SzoGZ4S9Ff8AsRSjvPdYZ-LIWbDA1fHz-Cnee3I" office:target-frame-name="_blank" xlink:show="new" text:style-name="Internet_20_link" text:visited-style-name="Visited_20_Internet_20_Link">https://krn.org.pl/</text:a> </text:p>
      <text:p text:style-name="P2"/>
      <text:p text:style-name="P2"><text:span text:style-name="T2">Przeglądarka ksiąg wieczystych</text:span> <text:a xlink:type="simple" xlink:href="https://przegladarka-ekw.ms.gov.pl/eukw_prz/KsiegiWieczyste/wyszukiwanieKW?komunikaty=true&amp;kontakt=true&amp;okienkoSerwisowe=false" text:style-name="Internet_20_link" text:visited-style-name="Visited_20_Internet_20_Link">https://przegladarka-ekw.ms.gov.pl/eukw_prz/KsiegiWieczyste/wyszukiwanieKW?komunikaty=true&amp;kontakt=true&amp;okienkoSerwisowe=false</text:a> </text:p>
      <text:p text:style-name="P2"><text:a xlink:type="simple" xlink:href="https://ekrs.ms.gov.pl/web/wyszukiwarka-krs/strona-glowna/?fbclid=IwAR1ofom25wCteDrhWWyUvIk-D3xSSqIKW8ourEscLAnCdCj5bv-3dQCshMM" office:target-frame-name="_blank" xlink:show="new" text:style-name="Internet_20_link" text:visited-style-name="Visited_20_Internet_20_Link"/></text:p>
      <text:p text:style-name="P2"><text:span text:style-name="T2">Wyszukiwanie wpisów w KRS </text:span><text:a xlink:type="simple" xlink:href="https://ekrs.ms.gov.pl/web/wyszukiwarka-krs/strona-glowna/?fbclid=IwAR1ofom25wCteDrhWWyUvIk-D3xSSqIKW8ourEscLAnCdCj5bv-3dQCshMM" office:target-frame-name="_blank" xlink:show="new" text:style-name="Internet_20_link" text:visited-style-name="Visited_20_Internet_20_Link">https://ekrs.ms.gov.pl/web/wyszukiwarka-krs/strona-glowna/</text:a> </text:p>
      <text:p text:style-name="P2"><text:a xlink:type="simple" xlink:href="https://prod.ceidg.gov.pl/CEIDG/CEIDG.Public.UI/Search.aspx?fbclid=IwAR18NdfM0NpOGNrbYGxitXAzyHoqbqI5f-QbX815GdlVEo2I2mgOEBiLiYc" office:target-frame-name="_blank" xlink:show="new" text:style-name="Internet_20_link" text:visited-style-name="Visited_20_Internet_20_Link"/></text:p>
      <text:p text:style-name="P2"><text:span text:style-name="T2">Wyszukiwanie wpisów w CEIDG</text:span> <text:a xlink:type="simple" xlink:href="https://prod.ceidg.gov.pl/CEIDG/CEIDG.Public.UI/Search.aspx?fbclid=IwAR18NdfM0NpOGNrbYGxitXAzyHoqbqI5f-QbX815GdlVEo2I2mgOEBiLiYc" office:target-frame-name="_blank" xlink:show="new" text:style-name="Internet_20_link" text:visited-style-name="Visited_20_Internet_20_Link">https://prod.ceidg.gov.pl/CEIDG/CEIDG.Public.UI/Search.aspx</text:a> </text:p>
      <text:p text:style-name="P2"><text:a xlink:type="simple" xlink:href="https://klodzki.e-mapa.net/?fbclid=IwAR1HcGywN35gxUeeEc7jP7Gqm8kgFKQTAh_3KE7yUTgclMcMBPfvYUK0sYc" office:target-frame-name="_blank" xlink:show="new" text:style-name="Internet_20_link" text:visited-style-name="Visited_20_Internet_20_Link"/></text:p>
      <text:p text:style-name="P2"><text:span text:style-name="T2">System Informacji Przestrzennej Powiatu kłodzkiego</text:span> <text:a xlink:type="simple" xlink:href="https://klodzki.e-mapa.net/?fbclid=IwAR1HcGywN35gxUeeEc7jP7Gqm8kgFKQTAh_3KE7yUTgclMcMBPfvYUK0sYc" office:target-frame-name="_blank" xlink:show="new" text:style-name="Internet_20_link" text:visited-style-name="Visited_20_Internet_20_Link">https://klodzki.e-mapa.net/</text:a> </text:p>
      <text:p text:style-name="P2"/>
      <text:p text:style-name="P2"/>
      <text:p text:style-name="P2"/>
      <text:p text:style-name="P2"/>
      <text:p text:style-name="P2">Kontakt i dojazd</text:p>
      <text:p text:style-name="P2"/>
      <text:p text:style-name="P3">adres</text:p>
      <text:p text:style-name="P3">ul. Bohaterów Getta 1 <text:s text:c="81"/>mapka</text:p>
      <text:p text:style-name="P9"><text:span text:style-name="T2">57-300 Kłodzko <text:s text:c="57"/>Klienci korzystający z usług notarialnych mogą <text:s text:c="2"/><text:tab/><text:tab/><text:tab/><text:tab/><text:tab/><text:tab/><text:tab/>korzystać z bezpłatnych miejsc parkingowych godziny otwarcia <text:tab/><text:tab/><text:tab/><text:tab/><text:tab/>usytuowanych za budynkiem, w którym mieści <text:tab/><text:tab/><text:tab/><text:tab/><text:tab/><text:tab/><text:tab/><text:tab/><text:tab/>się lokal kancelarii. </text:span></text:p>
      <text:p text:style-name="P3">telefony </text:p>
      <text:p text:style-name="P3"/>
      <text:p text:style-name="P3">mail </text:p>
      <text:p text:style-name="P3"/>
      <text:p text:style-name="P3"/>
      <text:p text:style-name="P3">NIP: jeszcze nie mam <text:line-break/>REGON: jeszcze nie mam </text:p>
      <text:p text:style-name="P3"/>
      <text:p text:style-name="P10">Nr rachunku bankowego<text:line-break/>jeszcze nie mam </text:p>
      <text:p text:style-name="Text_20_body">Nr rachunku depozytowego<text:line-break/>jeszcze nie mam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21T21:32:13.33</meta:creation-date>
    <meta:editing-duration>PT1H15M27S</meta:editing-duration>
    <meta:editing-cycles>16</meta:editing-cycles>
    <meta:generator>OpenOffice/4.1.7$Win32 OpenOffice.org_project/417m1$Build-9800</meta:generator>
    <dc:date>2021-06-27T15:19:18.53</dc:date>
    <meta:document-statistic meta:table-count="0" meta:image-count="0" meta:object-count="0" meta:page-count="2" meta:paragraph-count="39" meta:word-count="345" meta:character-count="3121"/>
  </office:meta>
</office:document-meta>
</file>